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B20000037E8BF6F026D1F7E843.png" manifest:media-type="image/png"/>
  <manifest:file-entry manifest:full-path="Pictures/10000000000004B2000002391AE2C3D4747F7344.png" manifest:media-type="image/png"/>
  <manifest:file-entry manifest:full-path="Pictures/10000000000004B200000263243637548539CC6C.png" manifest:media-type="image/png"/>
  <manifest:file-entry manifest:full-path="Pictures/10000000000004B2000002B9DD1538089B9C7C37.png" manifest:media-type="image/png"/>
  <manifest:file-entry manifest:full-path="Pictures/10000000000004B2000002DF0306AFF6103BB08E.png" manifest:media-type="image/png"/>
  <manifest:file-entry manifest:full-path="Pictures/10000000000004B200000297084B31C32865C7CF.png" manifest:media-type="image/png"/>
  <manifest:file-entry manifest:full-path="Pictures/10000000000004B20000027A27E6B2313B9A680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ffcc00" draw:textarea-horizontal-align="justify" draw:textarea-vertical-align="middle" draw:auto-grow-height="false" fo:min-height="2.037cm" fo:min-width="5.47cm" fo:wrap-option="no-wrap"/>
    </style:style>
    <style:style style:name="gr3" style:family="graphic" style:parent-style-name="standard">
      <style:graphic-properties draw:fill-color="#ffcc00" draw:textarea-horizontal-align="justify" draw:textarea-vertical-align="middle" draw:auto-grow-height="false" fo:min-height="2.545cm" fo:min-width="5.47cm" fo:wrap-option="no-wrap"/>
    </style:style>
    <style:style style:name="gr4" style:family="graphic" style:parent-style-name="objectwithoutfill">
      <style:graphic-properties svg:stroke-width="0.106cm" svg:stroke-color="#ffcc00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cc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1.802cm" svg:height="15.054cm" svg:x="1.397cm" svg:y="1.27cm">
          <draw:image xlink:href="Pictures/10000000000004B2000002391AE2C3D4747F7344.png" xlink:type="simple" xlink:show="embed" xlink:actuate="onLoad">
            <text:p/>
          </draw:image>
        </draw:frame>
        <draw:custom-shape draw:style-name="gr2" draw:text-style-name="P3" draw:layer="layout" svg:width="5.969cm" svg:height="2.286cm" svg:x="13.842cm" svg:y="11.997cm">
          <text:p text:style-name="P2">Create New</text:p>
          <text:p text:style-name="P2">Funding Record</text:p>
          <draw:enhanced-geometry svg:viewBox="0 0 21600 21600" draw:glue-points="10800 0 0 10800 10800 21600 21600 10800 ?f40 ?f41" draw:text-areas="0 0 21600 21600" draw:type="rectangular-callout" draw:modifiers="24668.1407035176 -18124.355050284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3" draw:layer="layout" svg:width="5.969cm" svg:height="2.794cm" svg:x="13.827cm" svg:y="11.999cm">
          <text:p text:style-name="P2">Add New</text:p>
          <text:p text:style-name="P2">Distribution</text:p>
          <text:p text:style-name="P2">Section</text:p>
          <draw:enhanced-geometry svg:viewBox="0 0 21600 21600" draw:glue-points="10800 0 0 10800 10800 21600 21600 10800 ?f40 ?f41" draw:text-areas="0 0 21600 21600" draw:type="rectangular-callout" draw:modifiers="53862.5125628141 8616.8157423971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4" draw:text-style-name="P1" draw:layer="layout" svg:x1="17.398cm" svg:y1="11.997cm" svg:x2="18.795cm" svg:y2="11.997cm">
          <text:p/>
        </draw:line>
      </draw:page>
      <draw:page draw:name="page2" draw:style-name="dp1" draw:master-page-name="Default">
        <draw:frame draw:style-name="gr1" draw:text-style-name="P1" draw:layer="layout" svg:width="31.802cm" svg:height="23.653cm" svg:x="2.794cm" svg:y="1.651cm">
          <draw:image xlink:href="Pictures/10000000000004B20000037E8BF6F026D1F7E843.png" xlink:type="simple" xlink:show="embed" xlink:actuate="onLoad">
            <text:p/>
          </draw:image>
        </draw:frame>
        <draw:custom-shape draw:style-name="gr3" draw:text-style-name="P3" draw:layer="layout" svg:width="5.969cm" svg:height="2.794cm" svg:x="26.543cm" svg:y="17.526cm">
          <text:p text:style-name="P2">Add New</text:p>
          <text:p text:style-name="P2">Distribution</text:p>
          <text:p text:style-name="P2">Section</text:p>
          <draw:enhanced-geometry svg:viewBox="0 0 21600 21600" draw:glue-points="10800 0 0 10800 10800 21600 21600 10800 ?f40 ?f41" draw:text-areas="0 0 21600 21600" draw:type="rectangular-callout" draw:modifiers="16324.824120603 -18501.037567084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3" draw:style-name="dp1" draw:master-page-name="Default">
        <draw:frame draw:style-name="gr1" draw:text-style-name="P1" draw:layer="layout" svg:width="31.802cm" svg:height="16.165cm" svg:x="1.98cm" svg:y="1.361cm">
          <draw:image xlink:href="Pictures/10000000000004B200000263243637548539CC6C.png" xlink:type="simple" xlink:show="embed" xlink:actuate="onLoad">
            <text:p/>
          </draw:image>
        </draw:frame>
        <draw:frame draw:style-name="gr1" draw:text-style-name="P1" draw:layer="layout" svg:width="31.802cm" svg:height="17.541cm" svg:x="2.213cm" svg:y="18.573cm">
          <draw:image xlink:href="Pictures/10000000000004B200000297084B31C32865C7CF.png" xlink:type="simple" xlink:show="embed" xlink:actuate="onLoad">
            <text:p/>
          </draw:image>
        </draw:frame>
      </draw:page>
      <draw:page draw:name="page4" draw:style-name="dp1" draw:master-page-name="Default">
        <draw:frame draw:style-name="gr5" draw:text-style-name="P2" draw:layer="layout" svg:width="31.802cm" svg:height="16.774cm" svg:x="2.273cm" svg:y="1.299cm">
          <draw:image xlink:href="Pictures/10000000000004B20000027A27E6B2313B9A6802.png" xlink:type="simple" xlink:show="embed" xlink:actuate="onLoad">
            <text:p/>
          </draw:image>
        </draw:frame>
        <draw:frame draw:style-name="gr5" draw:text-style-name="P2" draw:layer="layout" svg:width="31.802cm" svg:height="18.44cm" svg:x="2.107cm" svg:y="18.796cm">
          <draw:image xlink:href="Pictures/10000000000004B2000002B9DD1538089B9C7C37.png" xlink:type="simple" xlink:show="embed" xlink:actuate="onLoad">
            <text:p/>
          </draw:image>
        </draw:frame>
      </draw:page>
      <draw:page draw:name="page5" draw:style-name="dp1" draw:master-page-name="Default">
        <draw:frame draw:style-name="gr5" draw:text-style-name="P2" draw:layer="layout" svg:width="31.802cm" svg:height="19.446cm" svg:x="2.488cm" svg:y="2.54cm">
          <draw:image xlink:href="Pictures/10000000000004B2000002DF0306AFF6103BB08E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8.1cm" fo:page-height="38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4T13:22:39.491064446</meta:creation-date>
    <dc:date>2019-07-11T10:34:47.888063194</dc:date>
    <meta:editing-duration>P1DT3H29M12S</meta:editing-duration>
    <meta:editing-cycles>53</meta:editing-cycles>
    <meta:generator>LibreOffice/6.0.7.3$Linux_X86_64 LibreOffice_project/00m0$Build-3</meta:generator>
    <meta:document-statistic meta:object-count="11"/>
  </office:meta>
</office:document-meta>
</file>